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593b"/>
    </style:style>
    <style:style style:name="P2" style:family="paragraph" style:parent-style-name="Text_20_body">
      <style:text-properties officeooo:paragraph-rsid="0003e9a3"/>
    </style:style>
    <style:style style:name="P3" style:family="paragraph" style:parent-style-name="Text_20_body">
      <style:text-properties officeooo:paragraph-rsid="0005cfe0"/>
    </style:style>
    <style:style style:name="P4" style:family="paragraph" style:parent-style-name="Standard">
      <style:text-properties officeooo:paragraph-rsid="00015e28"/>
    </style:style>
    <style:style style:name="P5" style:family="paragraph" style:parent-style-name="Standard">
      <style:text-properties officeooo:paragraph-rsid="0001cdbd"/>
    </style:style>
    <style:style style:name="P6" style:family="paragraph" style:parent-style-name="Standard">
      <style:text-properties officeooo:paragraph-rsid="0003593b"/>
    </style:style>
    <style:style style:name="P7" style:family="paragraph" style:parent-style-name="Standard">
      <style:text-properties officeooo:paragraph-rsid="0004e3f3"/>
    </style:style>
    <style:style style:name="P8" style:family="paragraph" style:parent-style-name="Standard">
      <style:text-properties officeooo:paragraph-rsid="0005cfe0"/>
    </style:style>
    <style:style style:name="P9" style:family="paragraph" style:parent-style-name="Heading_20_3">
      <style:text-properties officeooo:paragraph-rsid="0005cfe0"/>
    </style:style>
    <style:style style:name="T1" style:family="text">
      <style:text-properties officeooo:rsid="00015e28"/>
    </style:style>
    <style:style style:name="T2" style:family="text">
      <style:text-properties officeooo:rsid="0001cdbd"/>
    </style:style>
    <style:style style:name="T3" style:family="text">
      <style:text-properties officeooo:rsid="0003593b"/>
    </style:style>
    <style:style style:name="T4" style:family="text">
      <style:text-properties officeooo:rsid="0003e9a3"/>
    </style:style>
    <style:style style:name="T5" style:family="text">
      <style:text-properties officeooo:rsid="0004e3f3"/>
    </style:style>
    <style:style style:name="T6" style:family="text">
      <style:text-properties officeooo:rsid="0005cf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At this point I am creating a genetic program that will convert the model creation to a completely automated process.</text:span></text:p>
      <text:p text:style-name="P5"><text:span text:style-name="T2"/></text:p>
      <text:p text:style-name="P5"><text:span text:style-name="T2">The environment is presented a specific set of variables that they can be combined to a decision tree having as leaf nodes the signal (BUY / SELL / DO NOTHING / FREE MARGIN etc) while each internal node will be an boolean expression based in the provided variables, </text:span><text:span text:style-name="T3">functions and expressions</text:span><text:span text:style-name="T2">.</text:span></text:p>
      <text:p text:style-name="P5"><text:span text:style-name="T2"/></text:p>
      <text:h text:style-name="Heading_20_1" text:outline-level="1"><text:span text:style-name="T3">V</text:span><text:span text:style-name="T2">ariables</text:span></text:h>
      <text:p text:style-name="P5"><text:span text:style-name="T2"/></text:p>
      <text:p text:style-name="P6"><text:span text:style-name="T2">(1) Scalar : Any variable that can be represented in a single numeric format</text:span></text:p>
      <text:p text:style-name="P6"><text:span text:style-name="T2"/></text:p>
      <text:p text:style-name="P5"><text:span text:style-name="T2">Some examples might be CURRENT_BID, CURRENT_MINUTE etc</text:span></text:p>
      <text:p text:style-name="P5"><text:span text:style-name="T2"/></text:p>
      <text:p text:style-name="P5"><text:span text:style-name="T2">(2) </text:span><text:span text:style-name="T3">Collection: A vector of doubles</text:span></text:p>
      <text:p text:style-name="P5"><text:span text:style-name="T3"/></text:p>
      <text:p text:style-name="P6"><text:span text:style-name="T3">An example might be the prices for the specific bar</text:span></text:p>
      <text:p text:style-name="P6"><text:span text:style-name="T3"/></text:p>
      <text:h text:style-name="Heading_20_1" text:outline-level="1"><text:span text:style-name="T3">Collection Functions</text:span></text:h>
      <text:p text:style-name="P1"><text:span text:style-name="T3">A collection function receives as first argument a collection and returns a Scalar. Based in the nature of the function it might receive more parameters.</text:span></text:p>
      <text:p text:style-name="P1"><text:span text:style-name="T3">Examples of a collection function are the following:</text:span></text:p>
      <text:p text:style-name="P1"><text:span text:style-name="T3">Average(collection)</text:span></text:p>
      <text:p text:style-name="P1"><text:span text:style-name="T3">MinValue(collection)</text:span></text:p>
      <text:p text:style-name="P1"><text:span text:style-name="T3">MaxValue(collection)</text:span></text:p>
      <text:p text:style-name="P1"><text:span text:style-name="T3">MovingAverage(collection, duration: Scalar) </text:span></text:p>
      <text:p text:style-name="P1"><text:span text:style-name="T3">Length(collection)</text:span></text:p>
      <text:p text:style-name="P1"><text:span text:style-name="T3">GetValueAt(collection, index)</text:span></text:p>
      <text:p text:style-name="P1"><text:span text:style-name="T3">GetRandomValue(collection)</text:span></text:p>
      <text:p text:style-name="P2"><text:span text:style-name="T4">A more complicated example is the following:</text:span></text:p>
      <text:p text:style-name="P2"><text:span text:style-name="T4"/></text:p>
      <text:p text:style-name="P2"><text:span text:style-name="T4">Assuming that we need to select a random minute to trade, like we do in the fortieth minute strategy. In this case our logic will look like this:</text:span></text:p>
      <text:p text:style-name="P2"><text:span text:style-name="T4">- Provide a collection containing all the minutes of the hour:</text:span></text:p>
      <text:p text:style-name="P2"><text:span text:style-name="T4">AvailableMinutes = { 1, 2, 3, .. 59}</text:span></text:p>
      <text:p text:style-name="P2"><text:span text:style-name="T4">- <text:s/>The genetic program can then create the following:</text:span></text:p>
      <text:p text:style-name="P2"><text:span text:style-name="T3">GetRandomValue(</text:span><text:span text:style-name="T4">AvailableMinutes</text:span><text:span text:style-name="T3">)</text:span></text:p>
      <text:p text:style-name="P2"><text:span text:style-name="T4">Which will later be used for the creation of an expression that will be used in the decision tree. </text:span></text:p>
      <text:p text:style-name="P2"><text:span text:style-name="T3"/></text:p>
      <text:h text:style-name="Heading_20_1" text:outline-level="1"><text:soft-page-break/><text:span text:style-name="T4"/></text:h>
      <text:h text:style-name="Heading_20_1" text:outline-level="1"><text:span text:style-name="T3">Expression</text:span><text:span text:style-name="T4">s</text:span></text:h>
      <text:p text:style-name="P2"><text:span text:style-name="T4">An expression is a binary function always returning a boolean</text:span></text:p>
      <text:p text:style-name="P2"><text:span text:style-name="T4">We have two types of expressions:</text:span></text:p>
      <text:h text:style-name="Heading_20_3" text:outline-level="3"><text:span text:style-name="T4">(1) Comparisons</text:span></text:h>
      <text:p text:style-name="P2"><text:span text:style-name="T4">A comparison takes two arguments of type Scalar and returns TRUE / FALSE</text:span></text:p>
      <text:p text:style-name="P2"><text:span text:style-name="T4">Examples:</text:span></text:p>
      <text:p text:style-name="P2"><text:span text:style-name="T4"><text:tab/>MORE</text:span></text:p>
      <text:p text:style-name="P2"><text:span text:style-name="T4"><text:tab/>LESS</text:span></text:p>
      <text:p text:style-name="P2"><text:span text:style-name="T4"><text:tab/>EQUAL</text:span></text:p>
      <text:h text:style-name="Heading_20_3" text:outline-level="3"><text:span text:style-name="T4">(2) Logical Operations</text:span></text:h>
      <text:p text:style-name="P7"><text:span text:style-name="T5">A logical operation combines two expressions returning TRUE / FALSE</text:span></text:p>
      <text:p text:style-name="P7"><text:span text:style-name="T5">Examples:</text:span></text:p>
      <text:p text:style-name="P7"><text:span text:style-name="T5"><text:tab/>AND</text:span></text:p>
      <text:p text:style-name="P7"><text:span text:style-name="T5"><text:tab/>OR</text:span></text:p>
      <text:p text:style-name="P7"><text:span text:style-name="T5"><text:tab/></text:span></text:p>
      <text:p text:style-name="P6"><text:span text:style-name="T3"/></text:p>
      <text:p text:style-name="P6"><text:span text:style-name="T3"/></text:p>
      <text:p text:style-name="P6"><text:span text:style-name="T3"/></text:p>
      <text:h text:style-name="Heading_20_3" text:outline-level="3"><text:span text:style-name="T6">Random Expression Genetator</text:span></text:h>
      <text:p text:style-name="P8"><text:span text:style-name="T6">A function returning an expression using any of the variables of the environment</text:span></text:p>
      <text:p text:style-name="P8"><text:span text:style-name="T6"/></text:p>
      <text:h text:style-name="P9" text:outline-level="3"><text:span text:style-name="T6">Random Program Genetator</text:span></text:h>
      <text:p text:style-name="P3"><text:span text:style-name="T6">A function returning a complete program resembling a decision tree having as nodes expressions and leafs signals</text:span></text:p>
      <text:p text:style-name="P3"><text:span text:style-name="T6"/></text:p>
      <text:h text:style-name="Heading_20_1" text:outline-level="1"><text:span text:style-name="T6">Implementation Challenges </text:span></text:h>
      <text:p text:style-name="P3"><text:span text:style-name="T6"/></text:p>
      <text:p text:style-name="P8"><text:span text:style-name="T6"/></text:p>
      <text:p text:style-name="P8"><text:span text:style-name="T6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11-05T20:48:33</meta:creation-date>
    <dc:date>2013-11-06T13:00:26</dc:date>
    <dc:creator>john </dc:creator>
    <meta:editing-duration>PT1H24M53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2" meta:paragraph-count="44" meta:word-count="327" meta:character-count="2098" meta:non-whitespace-character-count="1804"/>
  </office:meta>
</office:document-meta>
</file>